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5.9cm"/>
      <style:paragraph-properties style:writing-mode="lr-tb"/>
    </style:style>
    <style:style style:name="gr2" style:family="graphic" style:parent-style-name="standard">
      <style:graphic-properties draw:fill="solid" draw:fill-color="#acddff" draw:textarea-horizontal-align="justify" draw:textarea-vertical-align="middle" draw:auto-grow-height="false" fo:min-height="0.95cm" fo:min-width="2.3cm"/>
    </style:style>
    <style:style style:name="gr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4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2.9cm"/>
    </style:style>
    <style:style style:name="gr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6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7cm"/>
      <style:paragraph-properties style:writing-mode="lr-tb"/>
    </style:style>
    <style:style style:name="gr7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2.7cm"/>
    </style:style>
    <style:style style:name="gr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9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9cm"/>
    </style:style>
    <style:style style:name="gr1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0.9cm"/>
      <style:paragraph-properties style:writing-mode="lr-tb"/>
    </style:style>
    <style:style style:name="gr11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7cm"/>
      <style:paragraph-properties style:writing-mode="lr-tb"/>
    </style:style>
    <style:style style:name="gr12" style:family="graphic" style:parent-style-name="objectwithoutfill">
      <style:graphic-properties draw:marker-end="" draw:marker-end-width="0.3cm" draw:fill="solid" draw:textarea-vertical-align="middle"/>
    </style:style>
    <style:style style:name="gr13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0.9cm"/>
    </style:style>
    <style:style style:name="gr1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15" style:family="graphic" style:parent-style-name="standard">
      <style:graphic-properties draw:fill-color="#acddff" draw:textarea-horizontal-align="justify" draw:textarea-vertical-align="middle" draw:auto-grow-height="false" fo:min-height="0.15cm" fo:min-width="0.7cm"/>
    </style:style>
    <style:style style:name="gr16" style:family="graphic" style:parent-style-name="standard">
      <style:graphic-properties draw:fill="solid" draw:fill-color="#acddff" draw:textarea-horizontal-align="justify" draw:textarea-vertical-align="middle" draw:auto-grow-height="false" fo:min-height="1.75cm" fo:min-width="1.1cm"/>
    </style:style>
    <style:style style:name="gr17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18" style:family="graphic" style:parent-style-name="standard">
      <style:graphic-properties draw:fill-color="#acddff" draw:textarea-horizontal-align="justify" draw:textarea-vertical-align="middle" draw:auto-grow-height="false" fo:min-height="0.036cm" fo:min-width="0cm"/>
    </style:style>
    <style:style style:name="gr19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</style:style>
    <style:style style:name="gr2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581cm"/>
      <style:paragraph-properties style:writing-mode="lr-tb"/>
    </style:style>
    <style:style style:name="gr21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22" style:family="graphic" style:parent-style-name="standard">
      <style:graphic-properties draw:fill="solid" draw:fill-color="#acddff" draw:textarea-horizontal-align="justify" draw:textarea-vertical-align="middle" draw:auto-grow-height="false" fo:min-height="0.553cm" fo:min-width="1.3cm"/>
    </style:style>
    <style:style style:name="gr2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1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top" draw:auto-grow-height="true" fo:min-height="0cm" fo:min-width="0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7cm"/>
    </style:style>
    <style:style style:name="gr26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3cm"/>
      <style:paragraph-properties style:writing-mode="lr-tb"/>
    </style:style>
    <style:style style:name="P1" style:family="paragraph">
      <style:paragraph-properties fo:text-align="start"/>
      <style:text-properties fo:font-size="10pt"/>
    </style:style>
    <style:style style:name="P2" style:family="paragraph">
      <loext:graphic-properties draw:fill="solid" draw:fill-color="#ffffff" draw:opacity="0%"/>
      <style:paragraph-properties fo:text-align="start"/>
      <style:text-properties fo:font-size="10pt"/>
    </style:style>
    <style:style style:name="P3" style:family="paragraph">
      <loext:graphic-properties draw:fill="solid" draw:fill-color="#acddff"/>
      <style:paragraph-properties fo:text-align="center"/>
    </style:style>
    <style:style style:name="P4" style:family="paragraph">
      <style:paragraph-properties fo:text-align="center"/>
      <style:text-properties fo:font-size="9pt"/>
    </style:style>
    <style:style style:name="P5" style:family="paragraph">
      <loext:graphic-properties draw:fill="solid" draw:fill-color="#ffffff" draw:opacity="0%"/>
      <style:paragraph-properties fo:text-align="center"/>
      <style:text-properties fo:font-size="9pt"/>
    </style:style>
    <style:style style:name="P6" style:family="paragraph">
      <style:paragraph-properties fo:text-align="start"/>
      <style:text-properties fo:font-size="9pt"/>
    </style:style>
    <style:style style:name="P7" style:family="paragraph">
      <loext:graphic-properties draw:fill="solid" draw:fill-color="#ffffff" draw:opacity="0%"/>
      <style:paragraph-properties fo:text-align="start"/>
      <style:text-properties fo:font-size="9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acddff"/>
      <style:paragraph-properties fo:text-align="center"/>
    </style:style>
    <style:style style:name="P10" style:family="paragraph">
      <style:paragraph-properties fo:text-align="end"/>
      <style:text-properties fo:font-size="9pt"/>
    </style:style>
    <style:style style:name="P11" style:family="paragraph">
      <loext:graphic-properties draw:fill="solid" draw:fill-color="#ffffff" draw:opacity="0%"/>
      <style:paragraph-properties fo:text-align="end"/>
      <style:text-properties fo:font-size="9pt"/>
    </style:style>
    <style:style style:name="T1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cm" svg:height="0.444cm" svg:x="1.001cm" svg:y="1.023cm">
          <text:p text:style-name="P1">LinearLayout, ver 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8cm" svg:height="1.2cm" svg:x="2.4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6cm" svg:height="0.4cm" svg:x="2.4cm" svg:y="3.6cm">
          <text:p text:style-name="P4"><text:span text:style-name="T1">InpMutAddWidge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4cm" svg:height="0.4cm" svg:x="14.2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4cm" svg:x="14.2cm" svg:y="1.8cm">
          <text:p text:style-name="P4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cm" svg:height="0.4cm" svg:x="15.2cm" svg:y="1.8cm">
          <text:p text:style-name="P4"><text:span text:style-name="T1">SlotLinPrevC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2" draw:id="id2" draw:layer="layout" svg:width="3.2cm" svg:height="0.4cm" svg:x="19.2cm" svg:y="1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8cm" svg:height="0.4cm" svg:x="19.4cm" svg:y="1.8cm">
          <text:p text:style-name="P4"><text:span text:style-name="T1">En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cm" svg:height="0.4cm" svg:x="20.2cm" svg:y="1.8cm">
          <text:p text:style-name="P4"><text:span text:style-name="T1">SlotLinNextCp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6" draw:id="id6" draw:layer="layout" svg:width="2.4cm" svg:height="0.8cm" svg:x="17.499cm" svg:y="5.0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4cm" svg:height="0.447cm" svg:x="17.499cm" svg:y="5.047cm">
          <text:p text:style-name="P4">PairUri</text:p>
          <draw:enhanced-geometry svg:viewBox="0 0 21600 21600" draw:type="rectangle" draw:enhanced-path="M 0 0 L 21600 0 21600 21600 0 21600 0 0 Z N"/>
        </draw:custom-shape>
        <draw:custom-shape draw:style-name="gr11" draw:text-style-name="P7" xml:id="id4" draw:id="id4" draw:layer="layout" svg:width="2.2cm" svg:height="0.4cm" svg:x="17.499cm" svg:y="5.447cm">
          <text:p text:style-name="P6">Vert = “End”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17.6cm" svg:y1="2cm" svg:x2="19.2cm" svg:y2="2cm" draw:start-shape="id1" draw:start-glue-point="1" draw:end-shape="id2" draw:end-glue-point="3" svg:d="M17600 2000h1600" svg:viewBox="0 0 1601 1">
          <text:p/>
        </draw:connector>
        <draw:custom-shape draw:style-name="gr13" draw:text-style-name="P3" draw:layer="layout" svg:width="1.4cm" svg:height="0.4cm" svg:x="15.099cm" svg:y="5.8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4cm" svg:height="0.4cm" svg:x="15.099cm" svg:y="5.847cm">
          <text:p text:style-name="P4">SS End</text:p>
          <draw:enhanced-geometry svg:viewBox="0 0 21600 21600" draw:type="rectangle" draw:enhanced-path="M 0 0 L 21600 0 21600 21600 0 21600 0 0 Z N"/>
        </draw:custom-shape>
        <draw:custom-shape draw:style-name="gr15" draw:text-style-name="P9" xml:id="id3" draw:id="id3" draw:layer="layout" svg:width="0.2cm" svg:height="0.4cm" svg:x="16.499cm" svg:y="5.847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2" draw:text-style-name="P8" draw:layer="layout" svg:x1="16.699cm" svg:y1="6.047cm" svg:x2="17.499cm" svg:y2="5.647cm" draw:start-shape="id3" draw:start-glue-point="7" draw:end-shape="id4" draw:end-glue-point="3" svg:d="M16699 6047h401v-400h399" svg:viewBox="0 0 801 401">
          <text:p/>
        </draw:connector>
        <draw:custom-shape draw:style-name="gr16" draw:text-style-name="P3" xml:id="id9" draw:id="id9" draw:layer="layout" svg:width="1.6cm" svg:height="2cm" svg:x="20.998cm" svg:y="5.0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4cm" svg:height="0.447cm" svg:x="20.998cm" svg:y="5cm">
          <text:p text:style-name="P4">Disconn</text:p>
          <draw:enhanced-geometry svg:viewBox="0 0 21600 21600" draw:type="rectangle" draw:enhanced-path="M 0 0 L 21600 0 21600 21600 0 21600 0 0 Z N"/>
        </draw:custom-shape>
        <draw:custom-shape draw:style-name="gr17" draw:text-style-name="P7" xml:id="id7" draw:id="id7" draw:layer="layout" svg:width="1.4cm" svg:height="0.4cm" svg:x="20.998cm" svg:y="5.447cm">
          <text:p text:style-name="P6">VertA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4cm" svg:height="0.4cm" svg:x="3.8cm" svg:y="4cm">
          <text:p text:style-name="P10">Name</text:p>
          <draw:enhanced-geometry svg:viewBox="0 0 21600 21600" draw:type="rectangle" draw:enhanced-path="M 0 0 L 21600 0 21600 21600 0 21600 0 0 Z N"/>
        </draw:custom-shape>
        <draw:custom-shape draw:style-name="gr17" draw:text-style-name="P11" xml:id="id12" draw:id="id12" draw:layer="layout" svg:width="1.4cm" svg:height="0.4cm" svg:x="3.8cm" svg:y="4cm">
          <text:p text:style-name="P10">Name</text:p>
          <draw:enhanced-geometry svg:viewBox="0 0 21600 21600" draw:type="rectangle" draw:enhanced-path="M 0 0 L 21600 0 21600 21600 0 21600 0 0 Z N"/>
        </draw:custom-shape>
        <draw:custom-shape draw:style-name="gr17" draw:text-style-name="P11" xml:id="id42" draw:id="id42" draw:layer="layout" svg:width="1.4cm" svg:height="0.4cm" svg:x="3.8cm" svg:y="4.4cm">
          <text:p text:style-name="P10">Type</text:p>
          <draw:enhanced-geometry svg:viewBox="0 0 21600 21600" draw:type="rectangle" draw:enhanced-path="M 0 0 L 21600 0 21600 21600 0 21600 0 0 Z N"/>
        </draw:custom-shape>
        <draw:custom-shape draw:style-name="gr17" draw:text-style-name="P7" xml:id="id5" draw:id="id5" draw:layer="layout" svg:width="1.4cm" svg:height="0.4cm" svg:x="20.998cm" svg:y="5.847cm">
          <text:p text:style-name="P6">VertB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16.699cm" svg:y1="6.047cm" svg:x2="20.998cm" svg:y2="6.047cm" draw:start-shape="id3" draw:start-glue-point="7" draw:end-shape="id5" draw:end-glue-point="3" svg:d="M16699 6047h4299" svg:viewBox="0 0 4300 1">
          <text:p/>
        </draw:connector>
        <draw:connector draw:style-name="gr12" draw:text-style-name="P8" draw:layer="layout" svg:x1="19.899cm" svg:y1="5.447cm" svg:x2="20.998cm" svg:y2="5.647cm" draw:start-shape="id6" draw:start-glue-point="1" draw:end-shape="id7" draw:end-glue-point="3" svg:d="M19899 5447h550v200h549" svg:viewBox="0 0 1100 201">
          <text:p/>
        </draw:connector>
        <draw:custom-shape draw:style-name="gr17" draw:text-style-name="P7" xml:id="id11" draw:id="id11" draw:layer="layout" svg:width="1.4cm" svg:height="0.4cm" svg:x="20.998cm" svg:y="6.247cm">
          <text:p text:style-name="P6">Enable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line-skew="-2.499cm" svg:x1="28.598cm" svg:y1="6.447cm" svg:x2="22.598cm" svg:y2="6.047cm" draw:start-shape="id8" draw:start-glue-point="3" draw:end-shape="id9" draw:end-glue-point="1" svg:d="M28598 6447h-5499v-400h-501" svg:viewBox="0 0 6001 401">
          <text:p/>
        </draw:connector>
        <draw:custom-shape draw:style-name="gr17" draw:text-style-name="P7" draw:layer="layout" svg:width="1.4cm" svg:height="0.4cm" svg:x="20.998cm" svg:y="6.647cm">
          <text:p text:style-name="P6">Disable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line-skew="-2.85cm" svg:x1="14.099cm" svg:y1="6.047cm" svg:x2="20.998cm" svg:y2="6.447cm" draw:start-shape="id10" draw:start-glue-point="1" draw:end-shape="id11" draw:end-glue-point="3" svg:d="M14099 6047h600v400h6299" svg:viewBox="0 0 6900 401">
          <text:p/>
        </draw:connector>
        <draw:connector draw:style-name="gr12" draw:text-style-name="P8" draw:layer="layout" draw:line-skew="0.25cm" svg:x1="5.2cm" svg:y1="4.2cm" svg:x2="7.499cm" svg:y2="5.42cm" draw:start-shape="id12" draw:start-glue-point="1" draw:end-shape="id13" svg:d="M5200 4200h1400v1220h899" svg:viewBox="0 0 2300 1221">
          <text:p/>
        </draw:connector>
        <draw:connector draw:style-name="gr12" draw:text-style-name="P8" draw:layer="layout" svg:x1="14cm" svg:y1="9.294cm" svg:x2="28.8cm" svg:y2="16cm" draw:start-shape="id14" draw:start-glue-point="1" draw:end-shape="id15" draw:end-glue-point="3" svg:d="M14000 9294h7400v6706h7400" svg:viewBox="0 0 14801 6707">
          <text:p/>
        </draw:connector>
        <draw:custom-shape draw:style-name="gr16" draw:text-style-name="P3" xml:id="id10" draw:id="id10" draw:layer="layout" svg:width="1.6cm" svg:height="2cm" svg:x="12.499cm" svg:y="5.0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4cm" svg:height="0.447cm" svg:x="12.499cm" svg:y="5cm">
          <text:p text:style-name="P4">Comp</text:p>
          <draw:enhanced-geometry svg:viewBox="0 0 21600 21600" draw:type="rectangle" draw:enhanced-path="M 0 0 L 21600 0 21600 21600 0 21600 0 0 Z N"/>
        </draw:custom-shape>
        <draw:custom-shape draw:style-name="gr17" draw:text-style-name="P7" xml:id="id29" draw:id="id29" draw:layer="layout" svg:width="1.4cm" svg:height="0.4cm" svg:x="12.499cm" svg:y="5.447cm">
          <text:p text:style-name="P6">Name</text:p>
          <draw:enhanced-geometry svg:viewBox="0 0 21600 21600" draw:type="rectangle" draw:enhanced-path="M 0 0 L 21600 0 21600 21600 0 21600 0 0 Z N"/>
        </draw:custom-shape>
        <draw:custom-shape draw:style-name="gr17" draw:text-style-name="P7" xml:id="id17" draw:id="id17" draw:layer="layout" svg:width="1.4cm" svg:height="0.4cm" svg:x="12.499cm" svg:y="5.847cm">
          <text:p text:style-name="P6">Type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.4cm" svg:height="0.4cm" svg:x="12.499cm" svg:y="6.247cm">
          <text:p text:style-name="P6">Enable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.4cm" svg:height="0.4cm" svg:x="12.499cm" svg:y="6.647cm">
          <text:p text:style-name="P6">Disable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4cm" svg:height="0.4cm" svg:x="9.929cm" svg:y="5.8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4cm" svg:height="0.4cm" svg:x="9.929cm" svg:y="5.847cm">
          <text:p text:style-name="P4">SS Slot</text:p>
          <draw:enhanced-geometry svg:viewBox="0 0 21600 21600" draw:type="rectangle" draw:enhanced-path="M 0 0 L 21600 0 21600 21600 0 21600 0 0 Z N"/>
        </draw:custom-shape>
        <draw:custom-shape draw:style-name="gr18" draw:text-style-name="P9" xml:id="id16" draw:id="id16" draw:layer="layout" svg:width="0.2cm" svg:height="0.4cm" svg:x="11.329cm" svg:y="5.847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2" draw:text-style-name="P8" draw:layer="layout" svg:x1="11.529cm" svg:y1="6.047cm" svg:x2="12.499cm" svg:y2="6.047cm" draw:start-shape="id16" draw:start-glue-point="7" draw:end-shape="id17" draw:end-glue-point="3" svg:d="M11529 6047h970" svg:viewBox="0 0 971 1">
          <text:p/>
        </draw:connector>
        <draw:connector draw:style-name="gr12" draw:text-style-name="P8" draw:layer="layout" svg:x1="25.296cm" svg:y1="3.853cm" svg:x2="26.096cm" svg:y2="4.205cm" draw:start-shape="id18" draw:start-glue-point="7" draw:end-shape="id19" draw:end-glue-point="3" svg:d="M25296 3853h400v352h400" svg:viewBox="0 0 801 353">
          <text:p/>
        </draw:connector>
        <draw:custom-shape draw:style-name="gr13" draw:text-style-name="P3" draw:layer="layout" svg:width="1.4cm" svg:height="0.4cm" svg:x="23.712cm" svg:y="4.4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4cm" svg:height="0.4cm" svg:x="23.712cm" svg:y="4.405cm">
          <text:p text:style-name="P4">SS Prev</text:p>
          <draw:enhanced-geometry svg:viewBox="0 0 21600 21600" draw:type="rectangle" draw:enhanced-path="M 0 0 L 21600 0 21600 21600 0 21600 0 0 Z N"/>
        </draw:custom-shape>
        <draw:custom-shape draw:style-name="gr18" draw:text-style-name="P9" xml:id="id20" draw:id="id20" draw:layer="layout" svg:width="0.2cm" svg:height="0.4cm" svg:x="25.112cm" svg:y="4.40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2" draw:text-style-name="P8" draw:layer="layout" svg:x1="25.312cm" svg:y1="4.605cm" svg:x2="26.096cm" svg:y2="4.605cm" draw:start-shape="id20" draw:start-glue-point="7" draw:end-shape="id21" draw:end-glue-point="3" svg:d="M25312 4605h784" svg:viewBox="0 0 785 1">
          <text:p/>
        </draw:connector>
        <draw:custom-shape draw:style-name="gr13" draw:text-style-name="P3" draw:layer="layout" svg:width="1.4cm" svg:height="0.4cm" svg:x="21.099cm" svg:y="8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xml:id="id30" draw:id="id30" draw:layer="layout" svg:width="1.4cm" svg:height="0.4cm" svg:x="21.099cm" svg:y="8.2cm">
          <text:p text:style-name="P4">Delay</text:p>
          <draw:enhanced-geometry svg:viewBox="0 0 21600 21600" draw:type="rectangle" draw:enhanced-path="M 0 0 L 21600 0 21600 21600 0 21600 0 0 Z N"/>
        </draw:custom-shape>
        <draw:custom-shape draw:style-name="gr18" draw:text-style-name="P9" xml:id="id39" draw:id="id39" draw:layer="layout" svg:width="0.2cm" svg:height="0.4cm" svg:x="22.499cm" svg:y="8.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6" draw:text-style-name="P3" xml:id="id27" draw:id="id27" draw:layer="layout" svg:width="1.6cm" svg:height="2cm" svg:x="28.598cm" svg:y="5.0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4cm" svg:height="0.447cm" svg:x="28.598cm" svg:y="5cm">
          <text:p text:style-name="P4">Conn</text:p>
          <draw:enhanced-geometry svg:viewBox="0 0 21600 21600" draw:type="rectangle" draw:enhanced-path="M 0 0 L 21600 0 21600 21600 0 21600 0 0 Z N"/>
        </draw:custom-shape>
        <draw:custom-shape draw:style-name="gr17" draw:text-style-name="P7" xml:id="id25" draw:id="id25" draw:layer="layout" svg:width="1.4cm" svg:height="0.4cm" svg:x="28.598cm" svg:y="5.447cm">
          <text:p text:style-name="P6">VertA</text:p>
          <draw:enhanced-geometry svg:viewBox="0 0 21600 21600" draw:type="rectangle" draw:enhanced-path="M 0 0 L 21600 0 21600 21600 0 21600 0 0 Z N"/>
        </draw:custom-shape>
        <draw:custom-shape draw:style-name="gr17" draw:text-style-name="P7" xml:id="id23" draw:id="id23" draw:layer="layout" svg:width="1.4cm" svg:height="0.4cm" svg:x="28.598cm" svg:y="5.847cm">
          <text:p text:style-name="P6">VertB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25.299cm" svg:y1="5.6cm" svg:x2="28.598cm" svg:y2="6.047cm" draw:start-shape="id22" draw:start-glue-point="7" draw:end-shape="id23" draw:end-glue-point="3" svg:d="M25299 5600h1650v447h1649" svg:viewBox="0 0 3300 448">
          <text:p/>
        </draw:connector>
        <draw:connector draw:style-name="gr12" draw:text-style-name="P8" draw:layer="layout" svg:x1="27.496cm" svg:y1="4.205cm" svg:x2="28.598cm" svg:y2="5.647cm" draw:start-shape="id24" draw:start-glue-point="6" draw:end-shape="id25" draw:end-glue-point="3" svg:d="M27496 4205h551v1442h551" svg:viewBox="0 0 1103 1443">
          <text:p/>
        </draw:connector>
        <draw:custom-shape draw:style-name="gr17" draw:text-style-name="P7" xml:id="id8" draw:id="id8" draw:layer="layout" svg:width="1.4cm" svg:height="0.4cm" svg:x="28.598cm" svg:y="6.247cm">
          <text:p text:style-name="P6">Enable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31.4cm" svg:y1="8.4cm" svg:x2="30.198cm" svg:y2="6.047cm" draw:start-shape="id26" draw:start-glue-point="3" draw:end-shape="id27" draw:end-glue-point="1" svg:d="M31400 8400h-601v-2353h-601" svg:viewBox="0 0 1203 2354">
          <text:p/>
        </draw:connector>
        <draw:custom-shape draw:style-name="gr17" draw:text-style-name="P7" draw:layer="layout" svg:width="1.4cm" svg:height="0.4cm" svg:x="28.598cm" svg:y="6.647cm">
          <text:p text:style-name="P6">Disable</text:p>
          <draw:enhanced-geometry svg:viewBox="0 0 21600 21600" draw:type="rectangle" draw:enhanced-path="M 0 0 L 21600 0 21600 21600 0 21600 0 0 Z N"/>
        </draw:custom-shape>
        <draw:custom-shape draw:style-name="gr19" draw:text-style-name="P9" xml:id="id24" draw:id="id24" draw:layer="layout" svg:width="1.2cm" svg:height="1.4cm" draw:transform="rotate (1.5707963267949) translate (26.096cm 4.8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0" draw:text-style-name="P5" draw:layer="layout" svg:width="1.081cm" svg:height="0.4cm" svg:x="26.096cm" svg:y="3.605cm">
          <text:p text:style-name="P4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19" draw:id="id19" draw:layer="layout" svg:width="1cm" svg:height="0.4cm" svg:x="26.096cm" svg:y="4.005cm">
          <text:p text:style-name="P4">Inp1</text:p>
          <draw:enhanced-geometry svg:viewBox="0 0 21600 21600" draw:type="rectangle" draw:enhanced-path="M 0 0 L 21600 0 21600 21600 0 21600 0 0 Z N"/>
        </draw:custom-shape>
        <draw:custom-shape draw:style-name="gr21" draw:text-style-name="P5" xml:id="id21" draw:id="id21" draw:layer="layout" svg:width="1cm" svg:height="0.4cm" svg:x="26.096cm" svg:y="4.405cm">
          <text:p text:style-name="P4">Inp2</text:p>
          <draw:enhanced-geometry svg:viewBox="0 0 21600 21600" draw:type="rectangle" draw:enhanced-path="M 0 0 L 21600 0 21600 21600 0 21600 0 0 Z N"/>
        </draw:custom-shape>
        <draw:custom-shape draw:style-name="gr22" draw:text-style-name="P3" xml:id="id28" draw:id="id28" draw:layer="layout" svg:width="1.8cm" svg:height="0.803cm" svg:x="7.499cm" svg:y="5.19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13" draw:id="id13" draw:layer="layout" svg:width="1.6cm" svg:height="0.447cm" svg:x="7.499cm" svg:y="5.197cm">
          <text:p text:style-name="P4">SlotName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9.299cm" svg:y1="5.598cm" svg:x2="12.499cm" svg:y2="5.647cm" draw:start-shape="id28" draw:start-glue-point="1" draw:end-shape="id29" draw:end-glue-point="3" svg:d="M9299 5598h1600v49h1600" svg:viewBox="0 0 3201 50">
          <text:p/>
        </draw:connector>
        <draw:custom-shape draw:style-name="gr24" draw:text-style-name="P4" xml:id="id18" draw:id="id18" draw:layer="layout" svg:width="1.551cm" svg:height="0.505cm" svg:x="23.745cm" svg:y="3.6cm">
          <text:p text:style-name="P4">SlotNam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" draw:text-style-name="P8" draw:layer="layout" svg:x1="19.899cm" svg:y1="5.447cm" svg:x2="21.099cm" svg:y2="8.4cm" draw:start-shape="id6" draw:start-glue-point="1" draw:end-shape="id30" draw:end-glue-point="3" svg:d="M19899 5447h601v2953h599" svg:viewBox="0 0 1201 2954">
          <text:p/>
        </draw:connector>
        <draw:connector draw:style-name="gr12" draw:text-style-name="P8" draw:layer="layout" svg:x1="25.296cm" svg:y1="8.604cm" svg:x2="26.096cm" svg:y2="8.956cm" draw:start-shape="id31" draw:start-glue-point="7" draw:end-shape="id32" draw:end-glue-point="3" svg:d="M25296 8604h400v352h400" svg:viewBox="0 0 801 353">
          <text:p/>
        </draw:connector>
        <draw:custom-shape draw:style-name="gr13" draw:text-style-name="P3" draw:layer="layout" svg:width="1.4cm" svg:height="0.4cm" svg:x="23.712cm" svg:y="9.1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4cm" svg:height="0.4cm" svg:x="23.712cm" svg:y="9.156cm">
          <text:p text:style-name="P4">SS Next</text:p>
          <draw:enhanced-geometry svg:viewBox="0 0 21600 21600" draw:type="rectangle" draw:enhanced-path="M 0 0 L 21600 0 21600 21600 0 21600 0 0 Z N"/>
        </draw:custom-shape>
        <draw:custom-shape draw:style-name="gr18" draw:text-style-name="P9" xml:id="id33" draw:id="id33" draw:layer="layout" svg:width="0.2cm" svg:height="0.4cm" svg:x="25.112cm" svg:y="9.156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2" draw:text-style-name="P8" draw:layer="layout" svg:x1="25.312cm" svg:y1="9.356cm" svg:x2="26.096cm" svg:y2="9.356cm" draw:start-shape="id33" draw:start-glue-point="7" draw:end-shape="id34" draw:end-glue-point="3" svg:d="M25312 9356h784" svg:viewBox="0 0 785 1">
          <text:p/>
        </draw:connector>
        <draw:custom-shape draw:style-name="gr16" draw:text-style-name="P3" xml:id="id38" draw:id="id38" draw:layer="layout" svg:width="1.6cm" svg:height="2cm" svg:x="28.598cm" svg:y="9.7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4cm" svg:height="0.447cm" svg:x="28.598cm" svg:y="9.751cm">
          <text:p text:style-name="P4">Conn</text:p>
          <draw:enhanced-geometry svg:viewBox="0 0 21600 21600" draw:type="rectangle" draw:enhanced-path="M 0 0 L 21600 0 21600 21600 0 21600 0 0 Z N"/>
        </draw:custom-shape>
        <draw:custom-shape draw:style-name="gr17" draw:text-style-name="P7" xml:id="id36" draw:id="id36" draw:layer="layout" svg:width="1.4cm" svg:height="0.4cm" svg:x="28.598cm" svg:y="10.198cm">
          <text:p text:style-name="P6">VertA</text:p>
          <draw:enhanced-geometry svg:viewBox="0 0 21600 21600" draw:type="rectangle" draw:enhanced-path="M 0 0 L 21600 0 21600 21600 0 21600 0 0 Z N"/>
        </draw:custom-shape>
        <draw:custom-shape draw:style-name="gr17" draw:text-style-name="P7" xml:id="id40" draw:id="id40" draw:layer="layout" svg:width="1.4cm" svg:height="0.4cm" svg:x="28.598cm" svg:y="10.598cm">
          <text:p text:style-name="P6">VertB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27.496cm" svg:y1="8.956cm" svg:x2="28.598cm" svg:y2="10.398cm" draw:start-shape="id35" draw:start-glue-point="6" draw:end-shape="id36" draw:end-glue-point="3" svg:d="M27496 8956h551v1442h551" svg:viewBox="0 0 1103 1443">
          <text:p/>
        </draw:connector>
        <draw:custom-shape draw:style-name="gr17" draw:text-style-name="P7" draw:layer="layout" svg:width="1.4cm" svg:height="0.4cm" svg:x="28.598cm" svg:y="10.998cm">
          <text:p text:style-name="P6">Enable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31.4cm" svg:y1="8.8cm" svg:x2="30.198cm" svg:y2="10.798cm" draw:start-shape="id37" draw:start-glue-point="3" draw:end-shape="id38" draw:end-glue-point="1" svg:d="M31400 8800h-601v1998h-601" svg:viewBox="0 0 1203 1999">
          <text:p/>
        </draw:connector>
        <draw:custom-shape draw:style-name="gr17" draw:text-style-name="P7" draw:layer="layout" svg:width="1.4cm" svg:height="0.4cm" svg:x="28.598cm" svg:y="11.398cm">
          <text:p text:style-name="P6">Disable</text:p>
          <draw:enhanced-geometry svg:viewBox="0 0 21600 21600" draw:type="rectangle" draw:enhanced-path="M 0 0 L 21600 0 21600 21600 0 21600 0 0 Z N"/>
        </draw:custom-shape>
        <draw:custom-shape draw:style-name="gr19" draw:text-style-name="P9" xml:id="id35" draw:id="id35" draw:layer="layout" svg:width="1.2cm" svg:height="1.4cm" draw:transform="rotate (1.5707963267949) translate (26.096cm 9.55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0" draw:text-style-name="P5" draw:layer="layout" svg:width="1.081cm" svg:height="0.4cm" svg:x="26.096cm" svg:y="8.356cm">
          <text:p text:style-name="P4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32" draw:id="id32" draw:layer="layout" svg:width="1cm" svg:height="0.4cm" svg:x="26.096cm" svg:y="8.756cm">
          <text:p text:style-name="P4">Inp1</text:p>
          <draw:enhanced-geometry svg:viewBox="0 0 21600 21600" draw:type="rectangle" draw:enhanced-path="M 0 0 L 21600 0 21600 21600 0 21600 0 0 Z N"/>
        </draw:custom-shape>
        <draw:custom-shape draw:style-name="gr21" draw:text-style-name="P5" xml:id="id34" draw:id="id34" draw:layer="layout" svg:width="1cm" svg:height="0.4cm" svg:x="26.096cm" svg:y="9.156cm">
          <text:p text:style-name="P4">Inp2</text:p>
          <draw:enhanced-geometry svg:viewBox="0 0 21600 21600" draw:type="rectangle" draw:enhanced-path="M 0 0 L 21600 0 21600 21600 0 21600 0 0 Z N"/>
        </draw:custom-shape>
        <draw:custom-shape draw:style-name="gr24" draw:text-style-name="P4" xml:id="id31" draw:id="id31" draw:layer="layout" svg:width="1.551cm" svg:height="0.505cm" svg:x="23.745cm" svg:y="8.351cm">
          <text:p text:style-name="P4">SlotNam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" draw:text-style-name="P8" draw:layer="layout" draw:line-skew="-2.144cm" svg:x1="22.699cm" svg:y1="8.4cm" svg:x2="28.598cm" svg:y2="10.798cm" draw:start-shape="id39" draw:start-glue-point="7" draw:end-shape="id40" draw:end-glue-point="3" svg:d="M22699 8400h806v2398h5093" svg:viewBox="0 0 5900 2399">
          <text:p/>
        </draw:connector>
        <draw:custom-shape draw:style-name="gr13" draw:text-style-name="P3" draw:layer="layout" svg:width="1.4cm" svg:height="0.4cm" svg:x="23.699cm" svg:y="5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4cm" svg:height="0.4cm" svg:x="23.699cm" svg:y="5.4cm">
          <text:p text:style-name="P4">SS End</text:p>
          <draw:enhanced-geometry svg:viewBox="0 0 21600 21600" draw:type="rectangle" draw:enhanced-path="M 0 0 L 21600 0 21600 21600 0 21600 0 0 Z N"/>
        </draw:custom-shape>
        <draw:custom-shape draw:style-name="gr18" draw:text-style-name="P9" xml:id="id22" draw:id="id22" draw:layer="layout" svg:width="0.2cm" svg:height="0.4cm" svg:x="25.099cm" svg:y="5.4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9" draw:text-style-name="P9" xml:id="id63" draw:id="id63" draw:layer="layout" svg:width="1.2cm" svg:height="1.4cm" draw:transform="rotate (1.5707963267949) translate (31.4cm 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0" draw:text-style-name="P5" draw:layer="layout" svg:width="1.081cm" svg:height="0.4cm" svg:x="31.4cm" svg:y="7.8cm">
          <text:p text:style-name="P4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26" draw:id="id26" draw:layer="layout" svg:width="1cm" svg:height="0.4cm" svg:x="31.4cm" svg:y="8.2cm">
          <text:p text:style-name="P4">Inp1</text:p>
          <draw:enhanced-geometry svg:viewBox="0 0 21600 21600" draw:type="rectangle" draw:enhanced-path="M 0 0 L 21600 0 21600 21600 0 21600 0 0 Z N"/>
        </draw:custom-shape>
        <draw:custom-shape draw:style-name="gr21" draw:text-style-name="P5" xml:id="id37" draw:id="id37" draw:layer="layout" svg:width="1cm" svg:height="0.4cm" svg:x="31.4cm" svg:y="8.6cm">
          <text:p text:style-name="P4">Inp2</text:p>
          <draw:enhanced-geometry svg:viewBox="0 0 21600 21600" draw:type="rectangle" draw:enhanced-path="M 0 0 L 21600 0 21600 21600 0 21600 0 0 Z N"/>
        </draw:custom-shape>
        <draw:custom-shape draw:style-name="gr25" draw:text-style-name="P3" xml:id="id64" draw:id="id64" draw:layer="layout" svg:width="2.2cm" svg:height="0.4cm" svg:x="33.6cm" svg:y="15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1.8cm" svg:height="0.4cm" svg:x="33.8cm" svg:y="15.4cm">
          <text:p text:style-name="P4"><text:span text:style-name="T1">Widget</text:span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14" draw:id="id14" draw:layer="layout" svg:width="1.6cm" svg:height="2cm" svg:x="12.4cm" svg:y="8.2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4cm" svg:height="0.447cm" svg:x="12.4cm" svg:y="8.247cm">
          <text:p text:style-name="P4">Comp</text:p>
          <draw:enhanced-geometry svg:viewBox="0 0 21600 21600" draw:type="rectangle" draw:enhanced-path="M 0 0 L 21600 0 21600 21600 0 21600 0 0 Z N"/>
        </draw:custom-shape>
        <draw:custom-shape draw:style-name="gr17" draw:text-style-name="P7" xml:id="id41" draw:id="id41" draw:layer="layout" svg:width="1.4cm" svg:height="0.4cm" svg:x="12.4cm" svg:y="8.694cm">
          <text:p text:style-name="P6">Name</text:p>
          <draw:enhanced-geometry svg:viewBox="0 0 21600 21600" draw:type="rectangle" draw:enhanced-path="M 0 0 L 21600 0 21600 21600 0 21600 0 0 Z N"/>
        </draw:custom-shape>
        <draw:custom-shape draw:style-name="gr17" draw:text-style-name="P7" xml:id="id43" draw:id="id43" draw:layer="layout" svg:width="1.4cm" svg:height="0.4cm" svg:x="12.4cm" svg:y="9.094cm">
          <text:p text:style-name="P6">Type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.4cm" svg:height="0.4cm" svg:x="12.4cm" svg:y="9.494cm">
          <text:p text:style-name="P6">Enable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.4cm" svg:height="0.4cm" svg:x="12.4cm" svg:y="9.894cm">
          <text:p text:style-name="P6">Disable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line-skew="-2.8cm" svg:x1="5.2cm" svg:y1="4.2cm" svg:x2="12.4cm" svg:y2="8.894cm" draw:start-shape="id12" draw:start-glue-point="1" draw:end-shape="id41" draw:end-glue-point="3" svg:d="M5200 4200h800v4694h6400" svg:viewBox="0 0 7201 4695">
          <text:p/>
        </draw:connector>
        <draw:connector draw:style-name="gr12" draw:text-style-name="P8" draw:layer="layout" draw:line-skew="-3cm" svg:x1="5.2cm" svg:y1="4.6cm" svg:x2="12.4cm" svg:y2="9.294cm" draw:start-shape="id42" draw:start-glue-point="1" draw:end-shape="id43" draw:end-glue-point="3" svg:d="M5200 4600h600v4694h6600" svg:viewBox="0 0 7201 4695">
          <text:p/>
        </draw:connector>
        <draw:connector draw:style-name="gr12" draw:text-style-name="P8" draw:layer="layout" svg:x1="25.296cm" svg:y1="8.604cm" svg:x2="26.096cm" svg:y2="8.956cm" draw:start-shape="id44" draw:start-glue-point="7" draw:end-shape="id45" draw:end-glue-point="3" svg:d="M25296 8604h400v352h400" svg:viewBox="0 0 801 353">
          <text:p/>
        </draw:connector>
        <draw:custom-shape draw:style-name="gr13" draw:text-style-name="P3" draw:layer="layout" svg:width="1.4cm" svg:height="0.4cm" svg:x="23.712cm" svg:y="9.1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4cm" svg:height="0.4cm" svg:x="23.712cm" svg:y="9.156cm">
          <text:p text:style-name="P4">SS Next</text:p>
          <draw:enhanced-geometry svg:viewBox="0 0 21600 21600" draw:type="rectangle" draw:enhanced-path="M 0 0 L 21600 0 21600 21600 0 21600 0 0 Z N"/>
        </draw:custom-shape>
        <draw:custom-shape draw:style-name="gr18" draw:text-style-name="P9" xml:id="id46" draw:id="id46" draw:layer="layout" svg:width="0.2cm" svg:height="0.4cm" svg:x="25.112cm" svg:y="9.156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2" draw:text-style-name="P8" draw:layer="layout" svg:x1="25.312cm" svg:y1="9.356cm" svg:x2="26.096cm" svg:y2="9.356cm" draw:start-shape="id46" draw:start-glue-point="7" draw:end-shape="id47" draw:end-glue-point="3" svg:d="M25312 9356h784" svg:viewBox="0 0 785 1">
          <text:p/>
        </draw:connector>
        <draw:custom-shape draw:style-name="gr16" draw:text-style-name="P3" draw:layer="layout" svg:width="1.6cm" svg:height="2cm" svg:x="28.598cm" svg:y="9.7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4cm" svg:height="0.447cm" svg:x="28.598cm" svg:y="9.751cm">
          <text:p text:style-name="P4">Conn</text:p>
          <draw:enhanced-geometry svg:viewBox="0 0 21600 21600" draw:type="rectangle" draw:enhanced-path="M 0 0 L 21600 0 21600 21600 0 21600 0 0 Z N"/>
        </draw:custom-shape>
        <draw:custom-shape draw:style-name="gr17" draw:text-style-name="P7" xml:id="id49" draw:id="id49" draw:layer="layout" svg:width="1.4cm" svg:height="0.4cm" svg:x="28.598cm" svg:y="10.198cm">
          <text:p text:style-name="P6">VertA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.4cm" svg:height="0.4cm" svg:x="28.598cm" svg:y="10.598cm">
          <text:p text:style-name="P6">VertB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27.496cm" svg:y1="8.956cm" svg:x2="28.598cm" svg:y2="10.398cm" draw:start-shape="id48" draw:start-glue-point="6" draw:end-shape="id49" draw:end-glue-point="3" svg:d="M27496 8956h551v1442h551" svg:viewBox="0 0 1103 1443">
          <text:p/>
        </draw:connector>
        <draw:custom-shape draw:style-name="gr17" draw:text-style-name="P7" draw:layer="layout" svg:width="1.4cm" svg:height="0.4cm" svg:x="28.598cm" svg:y="10.998cm">
          <text:p text:style-name="P6">Enable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.4cm" svg:height="0.4cm" svg:x="28.598cm" svg:y="11.398cm">
          <text:p text:style-name="P6">Disable</text:p>
          <draw:enhanced-geometry svg:viewBox="0 0 21600 21600" draw:type="rectangle" draw:enhanced-path="M 0 0 L 21600 0 21600 21600 0 21600 0 0 Z N"/>
        </draw:custom-shape>
        <draw:custom-shape draw:style-name="gr19" draw:text-style-name="P9" xml:id="id48" draw:id="id48" draw:layer="layout" svg:width="1.2cm" svg:height="1.4cm" draw:transform="rotate (1.5707963267949) translate (26.096cm 9.55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0" draw:text-style-name="P5" draw:layer="layout" svg:width="1.081cm" svg:height="0.4cm" svg:x="26.096cm" svg:y="8.356cm">
          <text:p text:style-name="P4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45" draw:id="id45" draw:layer="layout" svg:width="1cm" svg:height="0.4cm" svg:x="26.096cm" svg:y="8.756cm">
          <text:p text:style-name="P4">Inp1</text:p>
          <draw:enhanced-geometry svg:viewBox="0 0 21600 21600" draw:type="rectangle" draw:enhanced-path="M 0 0 L 21600 0 21600 21600 0 21600 0 0 Z N"/>
        </draw:custom-shape>
        <draw:custom-shape draw:style-name="gr21" draw:text-style-name="P5" xml:id="id47" draw:id="id47" draw:layer="layout" svg:width="1cm" svg:height="0.4cm" svg:x="26.096cm" svg:y="9.156cm">
          <text:p text:style-name="P4">Inp2</text:p>
          <draw:enhanced-geometry svg:viewBox="0 0 21600 21600" draw:type="rectangle" draw:enhanced-path="M 0 0 L 21600 0 21600 21600 0 21600 0 0 Z N"/>
        </draw:custom-shape>
        <draw:custom-shape draw:style-name="gr24" draw:text-style-name="P4" xml:id="id44" draw:id="id44" draw:layer="layout" svg:width="1.551cm" svg:height="0.505cm" svg:x="23.745cm" svg:y="8.351cm">
          <text:p text:style-name="P4">SlotNam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" draw:text-style-name="P8" draw:layer="layout" svg:x1="25.498cm" svg:y1="12.453cm" svg:x2="26.298cm" svg:y2="12.805cm" draw:start-shape="id50" draw:start-glue-point="7" draw:end-shape="id51" draw:end-glue-point="3" svg:d="M25498 12453h400v352h400" svg:viewBox="0 0 801 353">
          <text:p/>
        </draw:connector>
        <draw:custom-shape draw:style-name="gr13" draw:text-style-name="P3" draw:layer="layout" svg:width="1.4cm" svg:height="0.4cm" svg:x="23.914cm" svg:y="13.0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4cm" svg:height="0.4cm" svg:x="23.914cm" svg:y="13.005cm">
          <text:p text:style-name="P4">SS Next</text:p>
          <draw:enhanced-geometry svg:viewBox="0 0 21600 21600" draw:type="rectangle" draw:enhanced-path="M 0 0 L 21600 0 21600 21600 0 21600 0 0 Z N"/>
        </draw:custom-shape>
        <draw:custom-shape draw:style-name="gr18" draw:text-style-name="P9" xml:id="id52" draw:id="id52" draw:layer="layout" svg:width="0.2cm" svg:height="0.4cm" svg:x="25.314cm" svg:y="13.00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2" draw:text-style-name="P8" draw:layer="layout" svg:x1="25.514cm" svg:y1="13.205cm" svg:x2="26.298cm" svg:y2="13.205cm" draw:start-shape="id52" draw:start-glue-point="7" draw:end-shape="id53" draw:end-glue-point="3" svg:d="M25514 13205h784" svg:viewBox="0 0 785 1">
          <text:p/>
        </draw:connector>
        <draw:custom-shape draw:style-name="gr16" draw:text-style-name="P3" draw:layer="layout" svg:width="1.6cm" svg:height="2cm" svg:x="28.8cm" svg:y="14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4cm" svg:height="0.447cm" svg:x="28.8cm" svg:y="14.553cm">
          <text:p text:style-name="P4">Conn</text:p>
          <draw:enhanced-geometry svg:viewBox="0 0 21600 21600" draw:type="rectangle" draw:enhanced-path="M 0 0 L 21600 0 21600 21600 0 21600 0 0 Z N"/>
        </draw:custom-shape>
        <draw:custom-shape draw:style-name="gr17" draw:text-style-name="P7" xml:id="id55" draw:id="id55" draw:layer="layout" svg:width="1.4cm" svg:height="0.4cm" svg:x="28.8cm" svg:y="15cm">
          <text:p text:style-name="P6">VertA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.4cm" svg:height="0.4cm" svg:x="28.8cm" svg:y="15.4cm">
          <text:p text:style-name="P6">VertB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27.698cm" svg:y1="12.805cm" svg:x2="28.8cm" svg:y2="15.2cm" draw:start-shape="id54" draw:start-glue-point="6" draw:end-shape="id55" draw:end-glue-point="3" svg:d="M27698 12805h551v2395h551" svg:viewBox="0 0 1103 2396">
          <text:p/>
        </draw:connector>
        <draw:custom-shape draw:style-name="gr17" draw:text-style-name="P7" draw:layer="layout" svg:width="1.4cm" svg:height="0.4cm" svg:x="28.8cm" svg:y="15.8cm">
          <text:p text:style-name="P6">Enable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.4cm" svg:height="0.4cm" svg:x="28.8cm" svg:y="16.2cm">
          <text:p text:style-name="P6">Disable</text:p>
          <draw:enhanced-geometry svg:viewBox="0 0 21600 21600" draw:type="rectangle" draw:enhanced-path="M 0 0 L 21600 0 21600 21600 0 21600 0 0 Z N"/>
        </draw:custom-shape>
        <draw:custom-shape draw:style-name="gr19" draw:text-style-name="P9" xml:id="id54" draw:id="id54" draw:layer="layout" svg:width="1.2cm" svg:height="1.4cm" draw:transform="rotate (1.5707963267949) translate (26.298cm 13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0" draw:text-style-name="P5" draw:layer="layout" svg:width="1.081cm" svg:height="0.4cm" svg:x="26.298cm" svg:y="12.205cm">
          <text:p text:style-name="P4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51" draw:id="id51" draw:layer="layout" svg:width="1cm" svg:height="0.4cm" svg:x="26.298cm" svg:y="12.605cm">
          <text:p text:style-name="P4">Inp1</text:p>
          <draw:enhanced-geometry svg:viewBox="0 0 21600 21600" draw:type="rectangle" draw:enhanced-path="M 0 0 L 21600 0 21600 21600 0 21600 0 0 Z N"/>
        </draw:custom-shape>
        <draw:custom-shape draw:style-name="gr21" draw:text-style-name="P5" xml:id="id53" draw:id="id53" draw:layer="layout" svg:width="1cm" svg:height="0.4cm" svg:x="26.298cm" svg:y="13.005cm">
          <text:p text:style-name="P4">Inp2</text:p>
          <draw:enhanced-geometry svg:viewBox="0 0 21600 21600" draw:type="rectangle" draw:enhanced-path="M 0 0 L 21600 0 21600 21600 0 21600 0 0 Z N"/>
        </draw:custom-shape>
        <draw:custom-shape draw:style-name="gr24" draw:text-style-name="P4" xml:id="id50" draw:id="id50" draw:layer="layout" svg:width="1.551cm" svg:height="0.505cm" svg:x="23.947cm" svg:y="12.2cm">
          <text:p text:style-name="P4">SlotNam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" draw:text-style-name="P8" draw:layer="layout" svg:x1="25.498cm" svg:y1="12.453cm" svg:x2="26.298cm" svg:y2="12.805cm" draw:start-shape="id56" draw:start-glue-point="7" draw:end-shape="id57" draw:end-glue-point="3" svg:d="M25498 12453h400v352h400" svg:viewBox="0 0 801 353">
          <text:p/>
        </draw:connector>
        <draw:custom-shape draw:style-name="gr13" draw:text-style-name="P3" draw:layer="layout" svg:width="1.4cm" svg:height="0.4cm" svg:x="23.914cm" svg:y="13.0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4cm" svg:height="0.4cm" svg:x="23.914cm" svg:y="13.005cm">
          <text:p text:style-name="P4">SS Cp</text:p>
          <draw:enhanced-geometry svg:viewBox="0 0 21600 21600" draw:type="rectangle" draw:enhanced-path="M 0 0 L 21600 0 21600 21600 0 21600 0 0 Z N"/>
        </draw:custom-shape>
        <draw:custom-shape draw:style-name="gr18" draw:text-style-name="P9" xml:id="id58" draw:id="id58" draw:layer="layout" svg:width="0.2cm" svg:height="0.4cm" svg:x="25.314cm" svg:y="13.00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2" draw:text-style-name="P8" draw:layer="layout" svg:x1="25.514cm" svg:y1="13.205cm" svg:x2="26.298cm" svg:y2="13.205cm" draw:start-shape="id58" draw:start-glue-point="7" draw:end-shape="id59" draw:end-glue-point="3" svg:d="M25514 13205h784" svg:viewBox="0 0 785 1">
          <text:p/>
        </draw:connector>
        <draw:custom-shape draw:style-name="gr16" draw:text-style-name="P3" xml:id="id65" draw:id="id65" draw:layer="layout" svg:width="1.6cm" svg:height="2cm" svg:x="28.8cm" svg:y="14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4cm" svg:height="0.447cm" svg:x="28.8cm" svg:y="14.553cm">
          <text:p text:style-name="P4">Conn</text:p>
          <draw:enhanced-geometry svg:viewBox="0 0 21600 21600" draw:type="rectangle" draw:enhanced-path="M 0 0 L 21600 0 21600 21600 0 21600 0 0 Z N"/>
        </draw:custom-shape>
        <draw:custom-shape draw:style-name="gr17" draw:text-style-name="P7" xml:id="id61" draw:id="id61" draw:layer="layout" svg:width="1.4cm" svg:height="0.4cm" svg:x="28.8cm" svg:y="15cm">
          <text:p text:style-name="P6">VertA</text:p>
          <draw:enhanced-geometry svg:viewBox="0 0 21600 21600" draw:type="rectangle" draw:enhanced-path="M 0 0 L 21600 0 21600 21600 0 21600 0 0 Z N"/>
        </draw:custom-shape>
        <draw:custom-shape draw:style-name="gr17" draw:text-style-name="P7" xml:id="id66" draw:id="id66" draw:layer="layout" svg:width="1.4cm" svg:height="0.4cm" svg:x="28.8cm" svg:y="15.4cm">
          <text:p text:style-name="P6">VertB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27.698cm" svg:y1="12.805cm" svg:x2="28.8cm" svg:y2="15.2cm" draw:start-shape="id60" draw:start-glue-point="6" draw:end-shape="id61" draw:end-glue-point="3" svg:d="M27698 12805h551v2395h551" svg:viewBox="0 0 1103 2396">
          <text:p/>
        </draw:connector>
        <draw:custom-shape draw:style-name="gr17" draw:text-style-name="P7" xml:id="id15" draw:id="id15" draw:layer="layout" svg:width="1.4cm" svg:height="0.4cm" svg:x="28.8cm" svg:y="15.8cm">
          <text:p text:style-name="P6">Enable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.4cm" svg:height="0.4cm" svg:x="28.8cm" svg:y="16.2cm">
          <text:p text:style-name="P6">Disable</text:p>
          <draw:enhanced-geometry svg:viewBox="0 0 21600 21600" draw:type="rectangle" draw:enhanced-path="M 0 0 L 21600 0 21600 21600 0 21600 0 0 Z N"/>
        </draw:custom-shape>
        <draw:custom-shape draw:style-name="gr19" draw:text-style-name="P9" xml:id="id60" draw:id="id60" draw:layer="layout" svg:width="1.2cm" svg:height="1.4cm" draw:transform="rotate (1.5707963267949) translate (26.298cm 13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0" draw:text-style-name="P5" draw:layer="layout" svg:width="1.081cm" svg:height="0.4cm" svg:x="26.298cm" svg:y="12.205cm">
          <text:p text:style-name="P4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57" draw:id="id57" draw:layer="layout" svg:width="1cm" svg:height="0.4cm" svg:x="26.298cm" svg:y="12.605cm">
          <text:p text:style-name="P4">Inp1</text:p>
          <draw:enhanced-geometry svg:viewBox="0 0 21600 21600" draw:type="rectangle" draw:enhanced-path="M 0 0 L 21600 0 21600 21600 0 21600 0 0 Z N"/>
        </draw:custom-shape>
        <draw:custom-shape draw:style-name="gr21" draw:text-style-name="P5" xml:id="id59" draw:id="id59" draw:layer="layout" svg:width="1cm" svg:height="0.4cm" svg:x="26.298cm" svg:y="13.005cm">
          <text:p text:style-name="P4">Inp2</text:p>
          <draw:enhanced-geometry svg:viewBox="0 0 21600 21600" draw:type="rectangle" draw:enhanced-path="M 0 0 L 21600 0 21600 21600 0 21600 0 0 Z N"/>
        </draw:custom-shape>
        <draw:custom-shape draw:style-name="gr24" draw:text-style-name="P4" xml:id="id56" draw:id="id56" draw:layer="layout" svg:width="1.551cm" svg:height="0.505cm" svg:x="23.947cm" svg:y="12.2cm">
          <text:p text:style-name="P4">SlotNam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" draw:text-style-name="P8" draw:layer="layout" draw:line-skew="-9.1cm" svg:x1="5.2cm" svg:y1="4.2cm" svg:x2="25.384cm" svg:y2="14.6cm" draw:start-shape="id12" draw:start-glue-point="1" draw:end-shape="id62" draw:end-glue-point="3" svg:d="M5200 4200h992v10400h19192" svg:viewBox="0 0 20185 10401">
          <text:p/>
        </draw:connector>
        <draw:connector draw:style-name="gr12" draw:text-style-name="P8" draw:layer="layout" draw:line-skew="0cm 5.2cm" svg:x1="32.8cm" svg:y1="8.4cm" svg:x2="28.8cm" svg:y2="16cm" draw:start-shape="id63" draw:start-glue-point="6" draw:end-shape="id15" draw:end-glue-point="3" svg:d="M32800 8400h501v9200h-5002v-1600h501" svg:viewBox="0 0 5003 9201">
          <text:p/>
        </draw:connector>
        <draw:connector draw:style-name="gr12" draw:text-style-name="P8" draw:layer="layout" svg:x1="33.6cm" svg:y1="15.6cm" svg:x2="30.4cm" svg:y2="15.6cm" draw:start-shape="id64" draw:start-glue-point="3" draw:end-shape="id65" draw:end-glue-point="1" svg:d="M33600 15600h-3200" svg:viewBox="0 0 3201 1">
          <text:p/>
        </draw:connector>
        <draw:connector draw:style-name="gr12" draw:text-style-name="P8" draw:layer="layout" svg:x1="28.8cm" svg:y1="15.6cm" svg:x2="26.784cm" svg:y2="14.6cm" draw:start-shape="id66" draw:start-glue-point="3" draw:end-shape="id67" draw:end-glue-point="6" svg:d="M28800 15600h-1008v-1000h-1008" svg:viewBox="0 0 2017 1001">
          <text:p/>
        </draw:connector>
        <draw:custom-shape draw:style-name="gr13" draw:text-style-name="P3" draw:layer="layout" svg:width="1.4cm" svg:height="0.4cm" svg:x="23cm" svg:y="14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4cm" svg:height="0.4cm" svg:x="23cm" svg:y="14.8cm">
          <text:p text:style-name="P4">SS Cp</text:p>
          <draw:enhanced-geometry svg:viewBox="0 0 21600 21600" draw:type="rectangle" draw:enhanced-path="M 0 0 L 21600 0 21600 21600 0 21600 0 0 Z N"/>
        </draw:custom-shape>
        <draw:custom-shape draw:style-name="gr18" draw:text-style-name="P9" xml:id="id68" draw:id="id68" draw:layer="layout" svg:width="0.2cm" svg:height="0.4cm" svg:x="24.4cm" svg:y="14.8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2" draw:text-style-name="P8" draw:layer="layout" svg:x1="24.6cm" svg:y1="15cm" svg:x2="25.384cm" svg:y2="15cm" draw:start-shape="id68" draw:start-glue-point="7" draw:end-shape="id69" draw:end-glue-point="3" svg:d="M24600 15000h784" svg:viewBox="0 0 785 1">
          <text:p/>
        </draw:connector>
        <draw:custom-shape draw:style-name="gr19" draw:text-style-name="P9" xml:id="id67" draw:id="id67" draw:layer="layout" svg:width="1.2cm" svg:height="1.4cm" draw:transform="rotate (1.5707963267949) translate (25.384cm 15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0" draw:text-style-name="P5" draw:layer="layout" svg:width="1.081cm" svg:height="0.4cm" svg:x="25.384cm" svg:y="14cm">
          <text:p text:style-name="P4"><text:span text:style-name="T1">:Ad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62" draw:id="id62" draw:layer="layout" svg:width="1cm" svg:height="0.4cm" svg:x="25.384cm" svg:y="14.4cm">
          <text:p text:style-name="P4">Inp1</text:p>
          <draw:enhanced-geometry svg:viewBox="0 0 21600 21600" draw:type="rectangle" draw:enhanced-path="M 0 0 L 21600 0 21600 21600 0 21600 0 0 Z N"/>
        </draw:custom-shape>
        <draw:custom-shape draw:style-name="gr21" draw:text-style-name="P5" xml:id="id69" draw:id="id69" draw:layer="layout" svg:width="1cm" svg:height="0.4cm" svg:x="25.384cm" svg:y="14.8cm">
          <text:p text:style-name="P4">Inp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2T11:19:18.552712093</meta:creation-date>
    <dc:date>2022-02-13T20:14:50.620197716</dc:date>
    <meta:editing-duration>PT1H42M59S</meta:editing-duration>
    <meta:editing-cycles>11</meta:editing-cycles>
    <meta:generator>LibreOffice/6.4.7.2$Linux_X86_64 LibreOffice_project/40$Build-2</meta:generator>
    <meta:document-statistic meta:object-count="167"/>
  </office:meta>
</office:document-meta>
</file>